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9pt" fo:letter-spacing="normal" fo:font-style="normal" fo:font-weight="normal" officeooo:rsid="002b5d64" officeooo:paragraph-rsid="002b5d64"/>
    </style:style>
    <style:style style:name="P2" style:family="paragraph" style:parent-style-name="Preformatted_20_Text">
      <style:text-properties fo:font-variant="normal" fo:text-transform="none" fo:color="#24292e" style:font-name="SFMono-Regular" fo:font-size="9pt" fo:letter-spacing="normal" fo:language="cs" fo:country="CZ" fo:font-style="normal" fo:font-weight="normal" officeooo:rsid="002b5d64" officeooo:paragraph-rsid="002b5d64"/>
    </style:style>
    <style:style style:name="P3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9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9pt" fo:letter-spacing="normal" fo:language="en" fo:country="US" fo:font-style="normal" fo:font-weight="normal" officeooo:rsid="002b5d64" officeooo:paragraph-rsid="002b5d64"/>
    </style:style>
    <style:style style:name="P5" style:family="paragraph" style:parent-style-name="Preformatted_20_Text">
      <style:paragraph-properties fo:margin-top="0cm" fo:margin-bottom="0cm" loext:contextual-spacing="false" fo:orphans="2" fo:widows="2"/>
    </style:style>
    <style:style style:name="P6" style:family="paragraph" style:parent-style-name="Text_20_body">
      <style:text-properties officeooo:rsid="001f9717" officeooo:paragraph-rsid="001f9717"/>
    </style:style>
    <style:style style:name="P7" style:family="paragraph" style:parent-style-name="Text_20_body">
      <style:text-properties style:font-name="Liberation Mono" fo:font-size="10pt" officeooo:rsid="001f9717" officeooo:paragraph-rsid="001f9717" style:font-size-asian="10pt" style:font-size-complex="10pt"/>
    </style:style>
    <style:style style:name="P8" style:family="paragraph" style:parent-style-name="Text_20_body">
      <style:text-properties officeooo:rsid="001ff9fd" officeooo:paragraph-rsid="00270566"/>
    </style:style>
    <style:style style:name="P9" style:family="paragraph" style:parent-style-name="Text_20_body">
      <style:text-properties officeooo:rsid="0022adf3" officeooo:paragraph-rsid="00270566"/>
    </style:style>
    <style:style style:name="P10" style:family="paragraph" style:parent-style-name="Text_20_body">
      <style:text-properties officeooo:rsid="0023349a" officeooo:paragraph-rsid="00270566"/>
    </style:style>
    <style:style style:name="P11" style:family="paragraph" style:parent-style-name="Text_20_body">
      <style:text-properties officeooo:rsid="00248611" officeooo:paragraph-rsid="00270566"/>
    </style:style>
    <style:style style:name="P12" style:family="paragraph" style:parent-style-name="Text_20_body">
      <style:text-properties officeooo:rsid="0029d820" officeooo:paragraph-rsid="002cd98a"/>
    </style:style>
    <style:style style:name="P13" style:family="paragraph" style:parent-style-name="Text_20_body">
      <style:text-properties fo:language="cs" fo:country="CZ" officeooo:rsid="002b5d64" officeooo:paragraph-rsid="002b5d64"/>
    </style:style>
    <style:style style:name="P14" style:family="paragraph" style:parent-style-name="Text_20_body">
      <style:text-properties officeooo:rsid="002b5d64" officeooo:paragraph-rsid="002b5d64"/>
    </style:style>
    <style:style style:name="P15" style:family="paragraph" style:parent-style-name="Text_20_body">
      <style:text-properties officeooo:rsid="002cd98a" officeooo:paragraph-rsid="002cd98a"/>
    </style:style>
    <style:style style:name="P16" style:family="paragraph" style:parent-style-name="Heading_20_2">
      <style:text-properties fo:language="en" fo:country="US" officeooo:rsid="001f9717" officeooo:paragraph-rsid="001f9717"/>
    </style:style>
    <style:style style:name="P17" style:family="paragraph" style:parent-style-name="Heading_20_2">
      <style:text-properties fo:language="en" fo:country="US" officeooo:rsid="001ff9fd" officeooo:paragraph-rsid="00270566"/>
    </style:style>
    <style:style style:name="P18" style:family="paragraph" style:parent-style-name="Heading_20_2">
      <style:text-properties fo:language="en" fo:country="US" officeooo:rsid="0029d820" officeooo:paragraph-rsid="0029d820"/>
    </style:style>
    <style:style style:name="P19" style:family="paragraph" style:parent-style-name="Heading_20_1">
      <style:text-properties fo:language="en" fo:country="US" officeooo:rsid="001f9717" officeooo:paragraph-rsid="001f971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adf3"/>
    </style:style>
    <style:style style:name="T3" style:family="text">
      <style:text-properties fo:language="en" fo:country="US" officeooo:rsid="0025e1db"/>
    </style:style>
    <style:style style:name="T4" style:family="text">
      <style:text-properties fo:language="en" fo:country="US" officeooo:rsid="002b3e09"/>
    </style:style>
    <style:style style:name="T5" style:family="text">
      <style:text-properties fo:language="en" fo:country="US" officeooo:rsid="002b5d64"/>
    </style:style>
    <style:style style:name="T6" style:family="text">
      <style:text-properties fo:language="en" fo:country="US" officeooo:rsid="002cd98a"/>
    </style:style>
    <style:style style:name="T7" style:family="text">
      <style:text-properties style:font-name="Liberation Mono" fo:font-size="10pt" fo:language="en" fo:country="US" style:font-size-asian="10pt" style:font-size-complex="10pt"/>
    </style:style>
    <style:style style:name="T8" style:family="text">
      <style:text-properties style:font-name="Liberation Mono" fo:font-size="10pt" fo:language="en" fo:country="US" fo:background-color="#ffff00" loext:char-shading-value="0" style:font-size-asian="10pt" style:font-size-complex="10pt"/>
    </style:style>
    <style:style style:name="T9" style:family="text">
      <style:text-properties fo:language="cs" fo:country="CZ" officeooo:rsid="0025e1db"/>
    </style:style>
    <style:style style:name="T10" style:family="text">
      <style:text-properties fo:language="cs" fo:country="CZ" officeooo:rsid="002b5d64"/>
    </style:style>
    <style:style style:name="T11" style:family="text">
      <style:text-properties fo:font-variant="normal" fo:text-transform="none" fo:color="#24292e" style:font-name="SFMono-Regular" fo:font-size="9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Editing CoNLL-U files in Tred</text:h>
      <text:p text:style-name="P6"><text:span text:style-name="T1">There is now a Tred extension that can read, display and save CoNLL-U files.</text:span></text:p>
      <text:h text:style-name="P17" text:outline-level="2">Fluent English translation</text:h>
      <text:p text:style-name="P8"><text:span text:style-name="T1">The fluent English translation, if available, should be stored as a sentence-level comment starting “# text_en =”. This is just a recommendation, not a part of the core standard. Therefore the Tred UD extension ignores the comment. The UD reader is defined in “C:\Users\Dan\AppData\Roaming\.tred.d\extensions\ud\libs\Treex\PML\Backend\UD.pm”, in function read(). </text:span><text:span text:style-name="T2">We can modify the function to read the fluent translation and store it as the text_en attribute of the root (put it after reading the text attribute, which is already there):</text:span></text:p>
      <text:p text:style-name="P9"><text:span text:style-name="T1"><text:line-break/></text:span><text:span text:style-name="T7"> <text:s text:c="7"/>} elsif (/^#\s*text\s*=\s*(.*)/) {<text:line-break/> <text:s text:c="11"/>$root-&gt;{text} = $1;<text:line-break/><text:line-break/> <text:s text:c="7"/>} elsif (/^#\s*text_en\s*=\s*(.*)/) {<text:line-break/> <text:s text:c="11"/>$root-&gt;{text_en} = $1;<text:line-break/></text:span></text:p>
      <text:p text:style-name="P11"><text:span text:style-name="T1">Warning: Any changes we do to the files in AppData\Roaming will probably get overwritten when the Tred extension is updated to a new version! </text:span><text:span text:style-name="T9">I have created a fork of the Github repositor</text:span><text:span text:style-name="T3">y with the original code and I am keeping my improvements there. In the future we should make them part of the official extension. My fork resides at </text:span><text:a xlink:type="simple" xlink:href="https://github.com/dan-zeman/tred-ud" text:style-name="Internet_20_link" text:visited-style-name="Visited_20_Internet_20_Link">https://github.com/dan-zeman/tred-ud</text:a><text:span text:style-name="T3">.</text:span></text:p>
      <text:p text:style-name="P9"><text:span text:style-name="T1">The actual Perl file that is interpreted when the extension is loaded into Tred is “C:\Users\Dan\AppData\Roaming\.tred.d\extensions\ud\contrib\ud\ud.inc”. It defines the function get_value_line_hook(). Here we see that the text attribute from the CoNLL-U file is actually not used; instead, the value line is composed from the individual word forms of the tree nodes. However, we can add other strings to the line. Such as the fluent English translation:</text:span></text:p>
      <text:p text:style-name="P9"><text:span text:style-name="T7"><text:s text:c="4"/>sub get_value_line_hook {<text:line-break/> <text:s text:c="7"/>my ($doc, $tree_no) = @_;<text:line-break/> <text:s text:c="7"/>my $tree = $doc-&gt;tree($tree_no);<text:line-break/> <text:s text:c="7"/>my @nodes = sort { $a-&gt;{ord} &lt;=&gt; $b-&gt;{ord} } $tree-&gt;descendants;<text:line-break/><text:line-break/></text:span><text:span text:style-name="T8"> <text:s text:c="7"/>my $result = [ map { [ $_-&gt;{form}, $_ ],<text:line-break/> <text:s text:c="22"/>((grep 'SpaceAfter=No' eq $_, ListV($_-&gt;{misc}))<text:line-break/> <text:s text:c="26"/>? () : [ ' ' ])<text:line-break/> <text:s text:c="20"/>} @nodes ];<text:line-break/> <text:s text:c="7"/># Add fluent English translation to the value line if it exists.<text:line-break/> <text:s text:c="7"/>if (exists($tree-&gt;{text_en})) {<text:line-break/> <text:s text:c="11"/>push(@{$result}, ["\n".$tree-&gt;{text_en}]);<text:line-break/> <text:s text:c="7"/>}<text:line-break/> <text:s text:c="7"/>return $result;<text:line-break/></text:span><text:span text:style-name="T7"> <text:s text:c="3"/>}</text:span></text:p>
      <text:p text:style-name="P9"><text:span text:style-name="T1"/></text:p>
      <text:p text:style-name="P10"><text:soft-page-break/><text:span text:style-name="T1">If we then restart Tred and open a CoNLL-U file, the text_en value will be displayed above the tree together with the original sentence.</text:span></text:p>
      <text:h text:style-name="P16" text:outline-level="2">Glosses</text:h>
      <text:p text:style-name="P6"><text:span text:style-name="T1">If the file contains English glosses in the MISC column, encoded as “Gloss=...” attributes, we can display the glosses at individual nodes in the tree. Go to menu Setup / Edit stylesheet… and after the two lines starting with “node:”, add another line:</text:span></text:p>
      <text:p text:style-name="P7"><text:span text:style-name="T1">node: &lt;? {my @gloss = grep{m/^Gloss=.+/}(split(/\|/, $${misc})); if(scalar(@gloss)) { $gloss[0] =~ s/^Gloss=//; $gloss[0] =~ s/\*$//; "#{brown}$gloss[0]"; } else { '' }} ?&gt;</text:span></text:p>
      <text:p text:style-name="P6"><text:span text:style-name="T1">(For some reason, the full value of the MISC column is not accessible. But if “Gloss” is the first attribute in MISC, it can be accessed this way.)</text:span></text:p>
      <text:h text:style-name="P18" text:outline-level="2">Macros</text:h>
      <text:p text:style-name="P12"><text:span text:style-name="T1">It is possible to create shortcuts for frequently repeated annotation actions. I created a set of Tred macros for Universal Dependencies before the UD extension existed, hence the </text:span><text:span text:style-name="T6">old</text:span><text:span text:style-name="T1"> macros work</text:span><text:span text:style-name="T6">ed</text:span><text:span text:style-name="T1"> under the assumption that the data ha</text:span><text:span text:style-name="T6">d</text:span><text:span text:style-name="T1"> been converted to Treex and then opened in Tred. The macros and some documentation is kept in the HamleDT repository at </text:span><text:a xlink:type="simple" xlink:href="https://github.com/ufal/hamledt/tree/master/tred-configuration" text:style-name="Internet_20_link" text:visited-style-name="Visited_20_Internet_20_Link">https://github.com/ufal/hamledt/tree/master/tred-configuration</text:a><text:span text:style-name="T1">.</text:span></text:p>
      <text:p text:style-name="P12"><text:span text:style-name="T4">I </text:span><text:span text:style-name="T6">now adjusted</text:span><text:span text:style-name="T4"> the macros for the UD extension and store</text:span><text:span text:style-name="T6">d</text:span><text:span text:style-name="T4"> them in C:\Users\Dan\AppData\Roaming\.tred.d\extensions\ud\contrib\ud\contrib.mac. </text:span><text:span text:style-name="T10">Again, the file is versioned in the </text:span><text:span text:style-name="T5">tred-ud repository on Github </text:span><text:span text:style-name="T6">(</text:span><text:a xlink:type="simple" xlink:href="https://github.com/dan-zeman/tred-ud/blob/master/ud/contrib/ud/contrib.mac" text:style-name="Internet_20_link" text:visited-style-name="Visited_20_Internet_20_Link">https://github.com/dan-zeman/tred-ud/blob/master/ud/contrib/ud/contrib.mac</text:a><text:span text:style-name="T6">).</text:span></text:p>
      <text:p text:style-name="P13">I have defined the following <text:span text:style-name="T1">shortcuts:</text:span></text:p>
      <text:p text:style-name="P2"><text:span text:style-name="T1">a ... aux</text:span></text:p>
      <text:p text:style-name="P3">A ... aux:pass</text:p>
      <text:p text:style-name="P3">b ... obl</text:p>
      <text:p text:style-name="P3">B ... obl:agent</text:p>
      <text:p text:style-name="P3">c ... cop</text:p>
      <text:p text:style-name="P3">C ... cc</text:p>
      <text:p text:style-name="P3">d ... det</text:p>
      <text:p text:style-name="P3">D ... det:nummod</text:p>
      <text:p text:style-name="P4">e ... expl</text:p>
      <text:p text:style-name="P3"><text:span text:style-name="T5">E</text:span> ... expl:pv</text:p>
      <text:p text:style-name="P3">f ... fixed</text:p>
      <text:p text:style-name="P3">F ... flat</text:p>
      <text:p text:style-name="P3">g ... goeswith</text:p>
      <text:p text:style-name="P3">G ... det:numgov</text:p>
      <text:p text:style-name="P3">h ... advmod:emph</text:p>
      <text:p text:style-name="P3">i ... iobj</text:p>
      <text:p text:style-name="P3">j ... conj</text:p>
      <text:p text:style-name="P3">k ... ccomp</text:p>
      <text:p text:style-name="P3">l ... list</text:p>
      <text:p text:style-name="P3">m ... nummod</text:p>
      <text:p text:style-name="P3">M ... nummod:gov</text:p>
      <text:p text:style-name="P3">n ... nmod</text:p>
      <text:p text:style-name="P3">N ... appos</text:p>
      <text:p text:style-name="P3">o ... obj</text:p>
      <text:p text:style-name="P3">O ... orphan</text:p>
      <text:p text:style-name="P3">p ... expl:pass</text:p>
      <text:p text:style-name="P3">P ... parataxis</text:p>
      <text:p text:style-name="P3"><text:soft-page-break/>q ... amod</text:p>
      <text:p text:style-name="P3">Q ... acl</text:p>
      <text:p text:style-name="P3">r ... root</text:p>
      <text:p text:style-name="P3">s ... nsubj</text:p>
      <text:p text:style-name="P3">S ... csubj</text:p>
      <text:p text:style-name="P3">t ... discourse</text:p>
      <text:p text:style-name="P3">T ... vocative</text:p>
      <text:p text:style-name="P3">u ... compound</text:p>
      <text:p text:style-name="P3">v ... advmod</text:p>
      <text:p text:style-name="P3">V ... advcl</text:p>
      <text:p text:style-name="P3">x ... xcomp</text:p>
      <text:p text:style-name="P3">y ... nsubj:pass</text:p>
      <text:p text:style-name="P3">Y ... csubj:pass</text:p>
      <text:p text:style-name="P3">z ... case</text:p>
      <text:p text:style-name="P3">Z ... mark</text:p>
      <text:p text:style-name="P3">; ... punct</text:p>
      <text:p text:style-name="P3">? ... dep</text:p>
      <text:h text:style-name="Heading_20_3" text:outline-level="3"><text:span text:style-name="T5">UPOS</text:span></text:h>
      <text:p text:style-name="P1"><text:span text:style-name="T1">Ctrl+A ... ADJ</text:span></text:p>
      <text:p text:style-name="P3">Ctrl+B ... ADV</text:p>
      <text:p text:style-name="P3">Ctrl+C ... CCONJ</text:p>
      <text:p text:style-name="P3">Ctrl+D ... DET</text:p>
      <text:p text:style-name="P3">Ctrl+I ... INTJ</text:p>
      <text:p text:style-name="P3">Ctrl+M ... NUM</text:p>
      <text:p text:style-name="P3">Ctrl+N ... NOUN</text:p>
      <text:p text:style-name="P3">Ctrl+P ... PRON</text:p>
      <text:p text:style-name="P3">Ctrl+R ... ADP</text:p>
      <text:p text:style-name="P3">Ctrl+S ... SCONJ</text:p>
      <text:p text:style-name="P3">Ctrl+T ... PART</text:p>
      <text:p text:style-name="P3">Ctrl+U ... AUX</text:p>
      <text:p text:style-name="P3">Ctrl+V ... VERB</text:p>
      <text:p text:style-name="P3">Ctrl+X ... X</text:p>
      <text:p text:style-name="P3">Ctrl+Y ... SYM</text:p>
      <text:p text:style-name="P3">Ctrl+Z ... PROPN</text:p>
      <text:p text:style-name="P5"><text:span text:style-name="T11">; ........ PUNCT (together with deprel punct)</text:span></text:p>
      <text:p text:style-name="P14"/>
      <text:p text:style-name="P15"><text:span text:style-name="T1">It should be also possible to write macros for more complex operations such as splitting a token, joining two tokens or even splitting a sentence. I have not implemented these operations y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8-12-21T11:35:37.042000000</meta:creation-date>
    <dc:date>2018-12-23T14:56:09.059000000</dc:date>
    <dc:creator>Daniel Zeman</dc:creator>
    <meta:editing-duration>P2DT2H29M44S</meta:editing-duration>
    <meta:editing-cycles>10</meta:editing-cycles>
    <meta:generator>LibreOffice/5.3.1.2$Windows_X86_64 LibreOffice_project/e80a0e0fd1875e1696614d24c32df0f95f03deb2</meta:generator>
    <meta:document-statistic meta:table-count="0" meta:image-count="0" meta:object-count="0" meta:page-count="3" meta:paragraph-count="80" meta:word-count="740" meta:character-count="4693" meta:non-whitespace-character-count="3834"/>
  </office:meta>
</office:document-meta>
</file>